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ngleBeanDefinitionParser.parseInternal( Element element , ParserContext parser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SingleBeanDefinitionParser.doParse( Element element , ParserContext parserContext ,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BeanDefinitionParser.doParse( Element element ,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ingle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BeanDefinitionParser.getParent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